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a1" style:family="table">
      <style:table-properties style:width="12.351cm" fo:margin-left="0cm" fo:margin-right="0cm" table:align="margins" style:writing-mode="lr-tb"/>
    </style:style>
    <style:style style:name="Tabella1.A" style:family="table-column">
      <style:table-column-properties style:column-width="4.105cm" style:rel-column-width="21779*"/>
    </style:style>
    <style:style style:name="Tabella1.B" style:family="table-column">
      <style:table-column-properties style:column-width="4.24cm" style:rel-column-width="22501*"/>
    </style:style>
    <style:style style:name="Tabella1.C" style:family="table-column">
      <style:table-column-properties style:column-width="4.006cm" style:rel-column-width="21255*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2" style:family="table-row">
      <style:table-row-properties style:row-height="1.94cm" fo:keep-together="auto"/>
    </style:style>
    <style:style style:name="Tabella1.3" style:family="table-row">
      <style:table-row-properties style:row-height="1.939cm" fo:keep-together="auto"/>
    </style:style>
    <style:style style:name="Tabella1.4" style:family="table-row">
      <style:table-row-properties style:row-height="2.21cm" fo:keep-together="auto"/>
    </style:style>
    <style:style style:name="Tabella3" style:family="table">
      <style:table-properties style:width="12.351cm" fo:margin-left="0cm" fo:margin-right="0cm" table:align="margins" style:writing-mode="lr-tb"/>
    </style:style>
    <style:style style:name="Tabella3.A" style:family="table-column">
      <style:table-column-properties style:column-width="4.105cm" style:rel-column-width="21779*"/>
    </style:style>
    <style:style style:name="Tabella3.B" style:family="table-column">
      <style:table-column-properties style:column-width="4.24cm" style:rel-column-width="22501*"/>
    </style:style>
    <style:style style:name="Tabella3.C" style:family="table-column">
      <style:table-column-properties style:column-width="4.006cm" style:rel-column-width="21255*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3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.2" style:family="table-row">
      <style:table-row-properties style:row-height="1.94cm" fo:keep-together="auto"/>
    </style:style>
    <style:style style:name="Tabella3.3" style:family="table-row">
      <style:table-row-properties style:row-height="1.939cm" fo:keep-together="auto"/>
    </style:style>
    <style:style style:name="Tabella3.4" style:family="table-row">
      <style:table-row-properties style:row-height="2.21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FreeSans" fo:font-size="24pt" fo:font-weight="bold" officeooo:paragraph-rsid="000045d4" style:font-size-asian="24pt" style:font-weight-asian="bold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8pt" officeooo:paragraph-rsid="000045d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4pt" officeooo:paragraph-rsid="000045d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4pt" officeooo:paragraph-rsid="00025a7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14pt" officeooo:paragraph-rsid="0003f3e4" style:font-size-asian="14pt" style:font-size-complex="14pt"/>
    </style:style>
    <style:style style:name="P6" style:family="paragraph" style:parent-style-name="Standard">
      <style:text-properties style:font-name="FreeSans" fo:font-size="20pt" officeooo:paragraph-rsid="000045d4" style:font-size-asian="20pt" style:font-size-complex="20pt"/>
    </style:style>
    <style:style style:name="P7" style:family="paragraph" style:parent-style-name="Standard">
      <style:text-properties style:font-name="FreeSans" officeooo:paragraph-rsid="000045d4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FreeSans" fo:font-size="18pt" fo:font-weight="bold" officeooo:paragraph-rsid="000045d4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FreeSans" fo:font-size="18pt" officeooo:paragraph-rsid="000045d4" style:font-size-asian="18pt" style:font-size-complex="18pt"/>
    </style:style>
    <style:style style:name="P10" style:family="paragraph" style:parent-style-name="Standard">
      <style:paragraph-properties fo:margin-top="0.212cm" fo:margin-bottom="0.423cm" style:contextual-spacing="false" fo:line-height="150%" style:snap-to-layout-grid="false"/>
      <style:text-properties style:font-name="FreeSans" fo:font-size="18pt" officeooo:paragraph-rsid="000045d4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column"/>
      <style:text-properties style:font-name="FreeSans" fo:font-size="24pt" fo:font-weight="bold" officeooo:paragraph-rsid="000045d4" style:font-size-asian="24pt" style:font-weight-asian="bold" style:font-size-complex="24pt"/>
    </style:style>
    <style:style style:name="P12" style:family="paragraph" style:parent-style-name="Standard">
      <style:paragraph-properties fo:margin-top="0cm" fo:margin-bottom="0.101cm" style:contextual-spacing="false" fo:line-height="100%" fo:text-align="end" style:justify-single-word="false" style:snap-to-layout-grid="false"/>
      <style:text-properties style:font-name="FreeSans" fo:font-size="18pt" officeooo:paragraph-rsid="000045d4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reeSans" fo:font-size="5pt" fo:font-weight="bold" officeooo:paragraph-rsid="000045d4" style:font-size-asian="4.34999990463257pt" style:font-weight-asian="bold" style:font-size-complex="5pt"/>
    </style:style>
    <style:style style:name="P14" style:family="paragraph" style:parent-style-name="Standard">
      <style:paragraph-properties fo:text-align="center" style:justify-single-word="false"/>
      <style:text-properties style:font-name="FreeSans" fo:font-size="5pt" fo:font-weight="normal" officeooo:rsid="0004f52d" officeooo:paragraph-rsid="0004f52d" style:font-size-asian="4.34999990463257pt" style:font-weight-asian="normal" style:font-size-complex="5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FreeSans" fo:font-size="14pt" fo:font-weight="normal" officeooo:rsid="0004f52d" officeooo:paragraph-rsid="0004f52d" style:font-size-asian="14pt" style:font-weight-asian="normal" style:font-size-complex="14pt" style:font-weight-complex="normal"/>
    </style:style>
    <style:style style:name="T1" style:family="text">
      <style:text-properties officeooo:rsid="0003f3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da Percorso</text:p>
      <text:p text:style-name="P1">“Gioco degli IP”</text:p>
      <text:p text:style-name="P7"/>
      <text:p text:style-name="P2"/>
      <text:p text:style-name="P4">URL: ____________________________</text:p>
      <text:p text:style-name="P3"/>
      <text:p text:style-name="P3">IP Sorgente: ____________________________</text:p>
      <text:p text:style-name="P3"/>
      <text:p text:style-name="P3">IP <text:span text:style-name="T1">Destinazione</text:span>: ____________________________</text:p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8">Host</text:p>
          </table:table-cell>
          <table:table-cell table:style-name="Tabella1.A1" office:value-type="string">
            <text:p text:style-name="P8">Andata<text:line-break/>(SYN +<text:line-break/>firma capo)</text:p>
          </table:table-cell>
          <table:table-cell table:style-name="Tabella1.C1" office:value-type="string">
            <text:p text:style-name="P8">Ritorno<text:line-break/>(ACK +<text:line-break/>firma capo)</text:p>
          </table:table-cell>
        </table:table-row>
        <table:table-row table:style-name="Tabella1.2">
          <table:table-cell table:style-name="Tabella1.A1" office:value-type="string">
            <text:p text:style-name="P9">CAPO GATEWAY</text:p>
          </table:table-cell>
          <table:table-cell table:style-name="Tabella1.A1" office:value-type="string">
            <text:p text:style-name="P10"/>
          </table:table-cell>
          <table:table-cell table:style-name="Tabella1.C1" office:value-type="string">
            <text:p text:style-name="P10"/>
          </table:table-cell>
        </table:table-row>
        <table:table-row table:style-name="Tabella1.3">
          <table:table-cell table:style-name="Tabella1.A1" office:value-type="string">
            <text:p text:style-name="P9">CAPO <text:span text:style-name="T1">IXP</text:span></text:p>
          </table:table-cell>
          <table:table-cell table:style-name="Tabella1.A1" office:value-type="string">
            <text:p text:style-name="P10"/>
          </table:table-cell>
          <table:table-cell table:style-name="Tabella1.C1" office:value-type="string">
            <text:p text:style-name="P10"/>
          </table:table-cell>
        </table:table-row>
        <table:table-row table:style-name="Tabella1.4">
          <table:table-cell table:style-name="Tabella1.A1" office:value-type="string">
            <text:p text:style-name="P9">CAPO WEB<text:line-break/>(200-OK)</text:p>
          </table:table-cell>
          <table:table-cell table:style-name="Tabella1.C1" table:number-columns-spanned="2" office:value-type="string">
            <text:p text:style-name="P10"/>
          </table:table-cell>
          <table:covered-table-cell/>
        </table:table-row>
      </table:table>
      <text:p text:style-name="P13"/>
      <text:p text:style-name="P15">Al tuo ritorno in base con tutte le firme, ricordati di urlare “200 OK” e di consegnare il foglio compilato ad un capo.</text:p>
      <text:p text:style-name="P11">Scheda Percorso</text:p>
      <text:p text:style-name="P1">“Gioco degli IP”</text:p>
      <text:p text:style-name="P7"/>
      <text:p text:style-name="P2"/>
      <text:p text:style-name="P4">URL: ____________________________</text:p>
      <text:p text:style-name="P3"/>
      <text:p text:style-name="P3">IP Sorgente: ____________________________</text:p>
      <text:p text:style-name="P3"/>
      <text:p text:style-name="P5">IP <text:span text:style-name="T1">Destinazione</text:span>: ____________________________</text:p>
      <text:p text:style-name="P6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8">Host</text:p>
          </table:table-cell>
          <table:table-cell table:style-name="Tabella3.A1" office:value-type="string">
            <text:p text:style-name="P8">Andata<text:line-break/>(SYN +<text:line-break/>firma capo)</text:p>
          </table:table-cell>
          <table:table-cell table:style-name="Tabella3.C1" office:value-type="string">
            <text:p text:style-name="P8">Ritorno<text:line-break/>(ACK +<text:line-break/>firma capo)</text:p>
          </table:table-cell>
        </table:table-row>
        <table:table-row table:style-name="Tabella3.2">
          <table:table-cell table:style-name="Tabella3.A1" office:value-type="string">
            <text:p text:style-name="P12">CAPO GATEWAY</text:p>
          </table:table-cell>
          <table:table-cell table:style-name="Tabella3.A1" office:value-type="string">
            <text:p text:style-name="P10"/>
          </table:table-cell>
          <table:table-cell table:style-name="Tabella3.C1" office:value-type="string">
            <text:p text:style-name="P10"/>
          </table:table-cell>
        </table:table-row>
        <table:table-row table:style-name="Tabella3.3">
          <table:table-cell table:style-name="Tabella3.A1" office:value-type="string">
            <text:p text:style-name="P12">CAPO <text:span text:style-name="T1">IXP</text:span></text:p>
          </table:table-cell>
          <table:table-cell table:style-name="Tabella3.A1" office:value-type="string">
            <text:p text:style-name="P10"/>
          </table:table-cell>
          <table:table-cell table:style-name="Tabella3.C1" office:value-type="string">
            <text:p text:style-name="P10"/>
          </table:table-cell>
        </table:table-row>
        <table:table-row table:style-name="Tabella3.4">
          <table:table-cell table:style-name="Tabella3.A1" office:value-type="string">
            <text:p text:style-name="P12">CAPO WEB<text:line-break/>(200-OK)</text:p>
          </table:table-cell>
          <table:table-cell table:style-name="Tabella3.C1" table:number-columns-spanned="2" office:value-type="string">
            <text:p text:style-name="P10"/>
          </table:table-cell>
          <table:covered-table-cell/>
        </table:table-row>
      </table:table>
      <text:p text:style-name="P14"/>
      <text:p text:style-name="P15">Al tuo ritorno in base con tutte le firme, ricordati di urlare “200 OK” e di consegnare il foglio compilato ad un ca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01:03:28.040519000</meta:creation-date>
    <dc:date>2015-08-28T01:57:12.072796000</dc:date>
    <meta:editing-duration>P0D</meta:editing-duration>
    <meta:editing-cycles>5</meta:editing-cycles>
    <meta:generator>LibreOffice/4.1.4.2$MacOSX_x86 LibreOffice_project/0a0440ccc0227ad9829de5f46be37cfb6edcf72</meta:generator>
    <meta:document-statistic meta:table-count="2" meta:image-count="0" meta:object-count="0" meta:page-count="1" meta:paragraph-count="24" meta:word-count="108" meta:character-count="722" meta:non-whitespace-character-count="638"/>
  </office:meta>
</office:document-meta>
</file>